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f58" officeooo:paragraph-rsid="00004f58"/>
    </style:style>
    <style:style style:name="P2" style:family="paragraph" style:parent-style-name="Standard">
      <style:text-properties fo:font-size="30pt" officeooo:rsid="00004f58" officeooo:paragraph-rsid="00004f58" style:font-size-asian="30pt" style:font-size-complex="30pt"/>
    </style:style>
    <style:style style:name="P3" style:family="paragraph" style:parent-style-name="Standard">
      <style:text-properties fo:font-size="20pt" officeooo:rsid="00004f58" officeooo:paragraph-rsid="00004f58" style:font-size-asian="20pt" style:font-size-complex="20pt"/>
    </style:style>
    <style:style style:name="P4" style:family="paragraph" style:parent-style-name="Standard">
      <style:text-properties fo:font-size="20pt" officeooo:rsid="00004f58" officeooo:paragraph-rsid="00004f58" style:font-size-asian="17.5pt" style:font-size-complex="20pt"/>
    </style:style>
    <style:style style:name="P5" style:family="paragraph" style:parent-style-name="Standard">
      <style:text-properties fo:font-size="15pt" officeooo:rsid="00004f58" officeooo:paragraph-rsid="00004f58" style:font-size-asian="13.1000003814697pt" style:font-size-complex="15pt"/>
    </style:style>
    <style:style style:name="P6" style:family="paragraph" style:parent-style-name="Standard">
      <style:text-properties officeooo:paragraph-rsid="00004f58"/>
    </style:style>
    <style:style style:name="T1" style:family="text">
      <style:text-properties officeooo:rsid="00004f58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04f58" style:font-size-asian="13.1000003814697pt" style:font-size-complex="15pt"/>
    </style:style>
    <style:style style:name="T4" style:family="text">
      <style:text-properties fo:font-size="15pt" officeooo:rsid="000233b4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UVEGARDE</text:p>
      <text:p text:style-name="P4">Général</text:p>
      <text:p text:style-name="P6"><text:span text:style-name="T3">-</text:span><text:span text:style-name="T4">string // nom de la salle</text:span></text:p>
      <text:p text:style-name="P6"><text:span text:style-name="T4">-string // pseudo</text:span></text:p>
      <text:p text:style-name="P6"><text:span text:style-name="T3">-string // étape</text:span></text:p>
      <text:p text:style-name="P1"><text:span text:style-name="T3">(-</text:span><text:span text:style-name="T2">int // temps)</text:span></text:p>
      <text:p text:style-name="P5">-item1</text:p>
      <text:p text:style-name="P5">-item2</text:p>
      <text:p text:style-name="P5">...</text:p>
      <text:p text:style-name="P3">ELEA // Nom</text:p>
      <text:p text:style-name="P5">-x,y,z // Position</text:p>
      <text:p text:style-name="P5">-x,y,z,w // Rotation</text:p>
      <text:p text:style-name="P5">-float // Fatigue</text:p>
      <text:p text:style-name="P5">-float // Fatigue Max</text:p>
      <text:p text:style-name="P5">-float // Vie</text:p>
      <text:p text:style-name="P5">-float // Vie Max</text:p>
      <text:p text:style-name="P3">EMMA</text:p>
      <text:p text:style-name="P5">-x,y,z</text:p>
      <text:p text:style-name="P5">-x,y,z,w</text:p>
      <text:p text:style-name="P5">-float</text:p>
      <text:p text:style-name="P5">-float</text:p>
      <text:p text:style-name="P5">-float</text:p>
      <text:p text:style-name="P5">-float</text:p>
      <text:p text:style-name="P3">ELENA</text:p>
      <text:p text:style-name="P5">-x,y,z</text:p>
      <text:p text:style-name="P5">-x,y,z,w</text:p>
      <text:p text:style-name="P5">-float</text:p>
      <text:p text:style-name="P5">-float</text:p>
      <text:p text:style-name="P5">-float</text:p>
      <text:p text:style-name="P5">-float</text:p>
      <text:p text:style-name="P3">EVA</text:p>
      <text:p text:style-name="P5">-x,y,z</text:p>
      <text:p text:style-name="P5">-x,y,z,w</text:p>
      <text:p text:style-name="P5">-float</text:p>
      <text:p text:style-name="P5">-float</text:p>
      <text:p text:style-name="P5">-float</text:p>
      <text:p text:style-name="P5">-flo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3T10:42:35.003000000</meta:creation-date>
    <dc:date>2021-07-13T11:25:28.445000000</dc:date>
    <meta:editing-duration>PT21M42S</meta:editing-duration>
    <meta:editing-cycles>1</meta:editing-cycles>
    <meta:document-statistic meta:table-count="0" meta:image-count="0" meta:object-count="0" meta:page-count="1" meta:paragraph-count="37" meta:word-count="64" meta:character-count="349" meta:non-whitespace-character-count="322"/>
    <meta:generator>LibreOffice/6.3.4.2$Windows_X86_64 LibreOffice_project/60da17e045e08f1793c57c00ba83cdfce946d0aa</meta:generator>
  </office:meta>
</office:document-meta>
</file>